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-Bold" svg:font-family="Cambria-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MT" svg:font-family="SymbolMT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rsid="00157d90" officeooo:paragraph-rsid="00157d90"/>
    </style:style>
    <style:style style:name="P3" style:family="paragraph" style:parent-style-name="Standard">
      <style:text-properties fo:font-weight="bold" officeooo:rsid="00157d90" officeooo:paragraph-rsid="00157d90" style:font-weight-asian="bold" style:font-weight-complex="bold"/>
    </style:style>
    <style:style style:name="P4" style:family="paragraph" style:parent-style-name="Standard">
      <style:text-properties fo:font-weight="normal" officeooo:rsid="00157d90" officeooo:paragraph-rsid="00157d9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background-color="#ffff00"/>
    </style:style>
    <style:style style:name="T1" style:family="text">
      <style:text-properties fo:color="#000000" loext:opacity="100%" style:font-name="LiberationSans-Bold" fo:font-size="28pt" fo:font-weight="bold" style:font-size-asian="28pt" style:font-weight-asian="bold"/>
    </style:style>
    <style:style style:name="T2" style:family="text">
      <style:text-properties fo:color="#000000" loext:opacity="100%" style:font-name="Calibri" fo:font-size="11pt" style:font-size-asian="11pt"/>
    </style:style>
    <style:style style:name="T3" style:family="text">
      <style:text-properties fo:color="#000000" loext:opacity="100%" style:font-name="Calibri" fo:font-size="11pt" style:font-size-asian="11pt"/>
    </style:style>
    <style:style style:name="T4" style:family="text">
      <style:text-properties fo:color="#000000" loext:opacity="100%" style:font-name="Calibri" fo:font-size="11pt" fo:font-weight="bold" style:font-size-asian="11pt" style:font-weight-asian="bold" style:font-weight-complex="bold"/>
    </style:style>
    <style:style style:name="T5" style:family="text">
      <style:text-properties fo:color="#000000" loext:opacity="100%" style:font-name="SymbolMT" fo:font-size="11pt" style:font-size-asian="11pt"/>
    </style:style>
    <style:style style:name="T6" style:family="text">
      <style:text-properties fo:color="#365f92" loext:opacity="100%" style:font-name="Cambria-Bold" fo:font-size="14pt" fo:font-weight="bold" style:font-size-asian="14pt" style:font-weight-asian="bold"/>
    </style:style>
    <style:style style:name="T7" style:family="text">
      <style:text-properties fo:color="#c9211e" loext:opacity="100%" style:font-name="Calibri" fo:font-size="11pt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pplication de ticketing</text:span></text:p>
      <text:p text:style-name="P1"><text:span text:style-name="T1"/></text:p>
      <text:p text:style-name="P1"><text:span text:style-name="T6">Préambule</text:span></text:p>
      <text:p text:style-name="P1"><text:span text:style-name="T2">Une application de ticketing est une application permettant de suivre des demandes d’assistance, de</text:span></text:p>
      <text:p text:style-name="P1"><text:span text:style-name="T2">dépannage, des incidents, etc.…</text:span></text:p>
      <text:p text:style-name="P1"><text:span text:style-name="T2">Un ticket est donc une demande ou un incident, et l’application permet (selon les besoins), de tracer les</text:span></text:p>
      <text:p text:style-name="P1"><text:span text:style-name="T2">échanges, de suivre l’état des demandes, de trier les demandes pour gérer les priorités, de mesurer les</text:span></text:p>
      <text:p text:style-name="P1"><text:span text:style-name="T2">temps passés, etc.</text:span></text:p>
      <text:p text:style-name="P1"><text:span text:style-name="T2"/></text:p>
      <text:p text:style-name="P1"><text:span text:style-name="T6">Cahier des charges du client</text:span></text:p>
      <text:p text:style-name="P1"><text:span text:style-name="T2">Nous sommes le service d’assistance client d’un distributeur de produits technologiques.</text:span></text:p>
      <text:p text:style-name="P1"><text:span text:style-name="T2">Nous souhaitons mettre en place une application web de ticketing, en mode « extranet », pour permettre à</text:span></text:p>
      <text:p text:style-name="P1"><text:span text:style-name="T2">nos clients de faire leurs demandes d’assistance en ligne et de les suivre.</text:span></text:p>
      <text:p text:style-name="P1"><text:span text:style-name="T2">Nous gérons les produits par ailleurs (la gestion des produits n’est pas à réaliser ici). </text:span><text:span text:style-name="T7">Nous fournirons une</text:span></text:p>
      <text:p text:style-name="P1"><text:span text:style-name="T7">table comportant</text:span><text:span text:style-name="T2"> : la référence et la désignation, et un champ booléen indiquant si le produit est encore en</text:span></text:p>
      <text:p text:style-name="P1"><text:span text:style-name="T2">vente ou non.</text:span></text:p>
      <text:p text:style-name="P1"><text:span text:style-name="T2">Lors de l’achat d’un produit, un compte sera ouvert pour le client si ce n’est pas déjà fait, et le produit</text:span></text:p>
      <text:p text:style-name="P1"><text:span text:style-name="T2">acheté sera enregistré (cette opération est faite par le vendeur).</text:span></text:p>
      <text:p text:style-name="P5"><text:span text:style-name="T2">Nous souhaitons que les vendeurs aient accès à une interface leur permettant :</text:span></text:p>
      <text:p text:style-name="P1"><text:span text:style-name="T5"> </text:span><text:span text:style-name="T2">de sélectionner ou créer un compte client</text:span></text:p>
      <text:p text:style-name="P1"><text:span text:style-name="T5"> </text:span><text:span text:style-name="T2">d’enregistrer une vente de produit</text:span></text:p>
      <text:p text:style-name="P1"><text:span text:style-name="T2"/></text:p>
      <text:p text:style-name="P1"><text:span text:style-name="T2">Pour les clients, nous ne gérons que le nom, le prénom, l’adresse de courriel (qui sert de code de</text:span></text:p>
      <text:p text:style-name="P1"><text:span text:style-name="T2">connexion), et un mot de passe (que le vendeur fera choisir au client).</text:span></text:p>
      <text:p text:style-name="P1"><text:span text:style-name="T2">L’enregistrement d’une vente consiste à effectuer les opérations suivantes :</text:span></text:p>
      <text:p text:style-name="P1"><text:span text:style-name="T5"> </text:span><text:span text:style-name="T2">choisir le client (recherche par l’adresse de messagerie, le nom, le prénom)</text:span></text:p>
      <text:p text:style-name="P1"><text:span text:style-name="T5"> </text:span><text:span text:style-name="T2">choisir le produit,</text:span></text:p>
      <text:p text:style-name="P1"><text:span text:style-name="T5"> </text:span><text:span text:style-name="T2">indiquer le numéro de série du produit (15 caractères, chiffres et lettres majuscules, la cohérence</text:span></text:p>
      <text:p text:style-name="P1"><text:span text:style-name="T2">doit être vérifiée, et les minuscules converties en majuscule)</text:span></text:p>
      <text:p text:style-name="P1"><text:span text:style-name="T5"> </text:span><text:span text:style-name="T2">vérifier la date de vente (par défaut la date du jour, mais nous souhaitons pourvoir la modifier)</text:span></text:p>
      <text:p text:style-name="P1"><text:span text:style-name="T2">Nous souhaitons une ergonomie très fluide : pour la recherche des produits, il faut que dès que l’on a tapé</text:span></text:p>
      <text:p text:style-name="P1"><text:span text:style-name="T2">au moins trois lettres, une recherche se fasse dans la base de données complète (on peut taper une partie</text:span></text:p>
      <text:p text:style-name="P1"><text:span text:style-name="T2">de la référence ou de la désignation), et si il y a moins de 10 choix possibles, ils sont proposés et</text:span></text:p>
      <text:p text:style-name="P1"><text:span text:style-name="T2">directement cliquables (et sinon, on attend plus de caractères pour proposer le choix).</text:span></text:p>
      <text:p text:style-name="P1"><text:span text:style-name="T2"/></text:p>
      <text:p text:style-name="P1"><text:span text:style-name="T2">Les demandes d'assistance ou de dépannage sont gérées via des tickets, créés par le client.</text:span></text:p>
      <text:p text:style-name="P1"><text:span text:style-name="T2">Le processus de traitement d’un ticket est très simple :</text:span></text:p>
      <text:p text:style-name="P1"><text:span text:style-name="T5"> </text:span><text:span text:style-name="T2">le client se connecte à son compte et créée un nouveau ticket (le vocabulaire à utiliser est</text:span></text:p>
      <text:p text:style-name="P1"><text:span text:style-name="T2">« demande d’assistance »)</text:span></text:p>
      <text:p text:style-name="P1"><text:span text:style-name="T5"> </text:span><text:span text:style-name="T2">il doit choisir le produit concerné (parmi les produits qu’il a acheté, bien sûr) et décrire sa demande</text:span></text:p>
      <text:p text:style-name="P1"><text:span text:style-name="T5"> </text:span><text:span text:style-name="T2">le ticket est alors au statut « ouvert »</text:span></text:p>
      <text:p text:style-name="P1"><text:span text:style-name="T5"> </text:span><text:span text:style-name="T2">un technicien peut répondre au ticket, ou demander une précision. Le ticket passe alors à l’état</text:span></text:p>
      <text:p text:style-name="P1"><text:span text:style-name="T2">« en cours de traitement ».</text:span></text:p>
      <text:p text:style-name="P1"><text:span text:style-name="T5"> </text:span><text:span text:style-name="T2">lorsque la demande est satisfaite, le client ou le technicien le passent à l’état résolu</text:span></text:p>
      <text:p text:style-name="P1"><text:span text:style-name="T2">Les vendeurs peuvent :</text:span></text:p>
      <text:p text:style-name="P1"><text:span text:style-name="T5"> </text:span><text:span text:style-name="T2">modifier leur propre mot de passe</text:span></text:p>
      <text:p text:style-name="P1"><text:span text:style-name="T5"> </text:span><text:span text:style-name="T2">créer un client</text:span></text:p>
      <text:p text:style-name="P1"><text:span text:style-name="T5"> </text:span><text:span text:style-name="T2">enregistrer une vente pour un client</text:span></text:p>
      <text:p text:style-name="P1"><text:span text:style-name="T2">Les clients peuvent :</text:span></text:p>
      <text:p text:style-name="P1"><text:span text:style-name="T5"> </text:span><text:span text:style-name="T2">changer leur mot de passe</text:span></text:p>
      <text:p text:style-name="P1"><text:soft-page-break/><text:span text:style-name="T5"> </text:span><text:span text:style-name="T2">changer leur adresse de messagerie</text:span></text:p>
      <text:p text:style-name="P1"><text:span text:style-name="T5"> </text:span><text:span text:style-name="T2">ouvrir un nouveau ticket</text:span></text:p>
      <text:p text:style-name="P1"><text:span text:style-name="T5"> </text:span><text:span text:style-name="T2">voir tous les tickets les concernant et leur suivi</text:span></text:p>
      <text:p text:style-name="P1"><text:span text:style-name="T5"> </text:span><text:span text:style-name="T2">voir les tickets en attente de réponse de leur part (c’est à dire en cours de traitement et dont le</text:span></text:p>
      <text:p text:style-name="P1"><text:span text:style-name="T2">message est envoyé par le technicien)</text:span></text:p>
      <text:p text:style-name="P1"><text:span text:style-name="T5"> </text:span><text:span text:style-name="T2">répondre à un ticket en cours, ou apporter une précision sur un ticket ouvert ou en cours</text:span></text:p>
      <text:p text:style-name="P1"><text:span text:style-name="T5"> </text:span><text:span text:style-name="T2">fermer un ticket ouvert ou en cours</text:span></text:p>
      <text:p text:style-name="P1"><text:span text:style-name="T2">Les techniciens peuvent :</text:span></text:p>
      <text:p text:style-name="P1"><text:span text:style-name="T5"> </text:span><text:span text:style-name="T2">changer leur mot de passe</text:span></text:p>
      <text:p text:style-name="P1"><text:span text:style-name="T5"> </text:span><text:span text:style-name="T2">voir les tickets ouverts</text:span></text:p>
      <text:p text:style-name="P1"><text:span text:style-name="T5"> </text:span><text:span text:style-name="T2">voir les tickets en cours de traitement</text:span></text:p>
      <text:p text:style-name="P1"><text:span text:style-name="T5"> </text:span><text:span text:style-name="T2">répondre à un ticket</text:span></text:p>
      <text:p text:style-name="P1"><text:span text:style-name="T5"> </text:span><text:span text:style-name="T2">fermer un ticket</text:span></text:p>
      <text:p text:style-name="P1"><text:span text:style-name="T2">Les tickets ne sont pas affectés à un technicien précis (mais pour chaque réponse, on doit savoir quel</text:span></text:p>
      <text:p text:style-name="P1"><text:span text:style-name="T2">technicien l’a apportée). Nous souhaitons que les vendeurs puisse utiliser l’interface technicien, et</text:span></text:p>
      <text:p text:style-name="P1"><text:span text:style-name="T2">réciproquement.</text:span></text:p>
      <text:p text:style-name="P1"><text:span text:style-name="T2">N’hésitez pas à nous apporter des suggestions pour faciliter le traitement et la recherche des tickets (dans</text:span></text:p>
      <text:p text:style-name="Standard"><text:span text:style-name="T2">le respect du processus que nous avons mis en place).</text:span></text:p>
      <text:p text:style-name="Standard"><text:span text:style-name="T2"/></text:p>
      <text:p text:style-name="Standard"><text:span text:style-name="T2"/></text:p>
      <text:p text:style-name="P2"><text:span text:style-name="T2">Une table </text:span></text:p>
      <text:p text:style-name="P3"><text:span text:style-name="T2">Table : produits</text:span></text:p>
      <text:p text:style-name="P2"><text:span text:style-name="T2">ref</text:span></text:p>
      <text:p text:style-name="P2"><text:span text:style-name="T2">désignation</text:span></text:p>
      <text:p text:style-name="P2"><text:span text:style-name="T2">état (en vente ou pas)</text:span></text:p>
      <text:p text:style-name="P2"><text:span text:style-name="T2">des historiques de vente</text:span></text:p>
      <text:p text:style-name="P2"><text:span text:style-name="T2"/></text:p>
      <text:p text:style-name="P3"><text:span text:style-name="T2">Table : vente</text:span></text:p>
      <text:p text:style-name="P4"><text:span text:style-name="T2">un client</text:span></text:p>
      <text:p text:style-name="P4"><text:span text:style-name="T2">un vendeur</text:span></text:p>
      <text:p text:style-name="P2"><text:span text:style-name="T2">à un produit</text:span></text:p>
      <text:p text:style-name="P2"><text:span text:style-name="T2">un numéro de série</text:span></text:p>
      <text:p text:style-name="P2"><text:span text:style-name="T2">une date de vente</text:span></text:p>
      <text:p text:style-name="P2"><text:span text:style-name="T2"/></text:p>
      <text:p text:style-name="P3"><text:span text:style-name="T2">Table : personne</text:span></text:p>
      <text:p text:style-name="P4"><text:span text:style-name="T2">statut : client / technicien / vendeur</text:span></text:p>
      <text:p text:style-name="P2"><text:span text:style-name="T2">nom</text:span></text:p>
      <text:p text:style-name="P2"><text:span text:style-name="T2">prénom</text:span></text:p>
      <text:p text:style-name="P2"><text:span text:style-name="T2">adresse mail (code de connexion)</text:span></text:p>
      <text:p text:style-name="P2"><text:span text:style-name="T2">mot de passe (que le vendeur fait choisir au client)</text:span></text:p>
      <text:p text:style-name="P2"><text:span text:style-name="T2">des produits achetés</text:span></text:p>
      <text:p text:style-name="P2"><text:span text:style-name="T2"/></text:p>
      <text:p text:style-name="P2"><text:span text:style-name="T4">Table : ticket</text:span></text:p>
      <text:p text:style-name="P4"><text:span text:style-name="T2">statut :(ouvert / en cours / résolut)</text:span></text:p>
      <text:p text:style-name="P4"><text:span text:style-name="T2">à des messages</text:span></text:p>
      <text:p text:style-name="P4"><text:span text:style-name="T2"/></text:p>
      <text:p text:style-name="P3"><text:span text:style-name="T2">Message</text:span></text:p>
      <text:p text:style-name="P4"><text:span text:style-name="T2">a un ticket</text:span></text:p>
      <text:p text:style-name="P4"><text:span text:style-name="T2">un éditeur</text:span></text:p>
      <text:p text:style-name="P4"><text:span text:style-name="T2">message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>Fonctionnalité</text:span></text:p>
      <text:p text:style-name="P2"><text:span text:style-name="T2">vendeur</text:span></text:p>
      <text:p text:style-name="P2"><text:span text:style-name="T2">créer un compte client</text:span></text:p>
      <text:p text:style-name="P2"><text:span text:style-name="T2">enregistré une vente de produit<text:tab/></text:span></text:p>
      <text:p text:style-name="P2"><text:span text:style-name="T2"><text:tab/>choisir le client (recherche avec condition)</text:span></text:p>
      <text:p text:style-name="P2"><text:span text:style-name="T2"><text:tab/>choisir le produit</text:span></text:p>
      <text:p text:style-name="P2"><text:span text:style-name="T2"><text:tab/>indiqué le numero de serie du produit (voir def dans chaier des charges)</text:span></text:p>
      <text:p text:style-name="P2"><text:span text:style-name="T2"><text:tab/>verifier la date de vente et pouvoir la modifier</text:span></text:p>
      <text:p text:style-name="P2"><text:span text:style-name="T2"/></text:p>
      <text:p text:style-name="P2"><text:span text:style-name="T2">client</text:span></text:p>
      <text:p text:style-name="P2"><text:span text:style-name="T2">se connecter a son compte</text:span></text:p>
      <text:p text:style-name="P2"><text:span text:style-name="T2">faire une demande d’assistance</text:span></text:p>
      <text:p text:style-name="P2"><text:span text:style-name="T2">choisir le produit concerné et decrire la demande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-Bold" svg:font-family="Cambria-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MT" svg:font-family="Symbol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4:22:09.617000000</meta:creation-date>
    <dc:date>2024-05-28T18:51:03.809000000</dc:date>
    <meta:editing-duration>PT4H28M54S</meta:editing-duration>
    <meta:editing-cycles>1</meta:editing-cycles>
    <meta:document-statistic meta:table-count="0" meta:image-count="0" meta:object-count="0" meta:page-count="3" meta:paragraph-count="102" meta:word-count="836" meta:character-count="4759" meta:non-whitespace-character-count="4019"/>
    <meta:generator>LibreOffice/7.4.3.2$Windows_X86_64 LibreOffice_project/1048a8393ae2eeec98dff31b5c133c5f1d08b890</meta:generator>
  </office:meta>
</office:document-meta>
</file>